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106.1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9.05pt"/>
    </style:style>
    <style:style style:name="co10" style:family="table-column">
      <style:table-column-properties fo:break-before="auto" style:column-width="40.99pt"/>
    </style:style>
    <style:style style:name="co11" style:family="table-column">
      <style:table-column-properties fo:break-before="auto" style:column-width="50.2pt"/>
    </style:style>
    <style:style style:name="co12" style:family="table-column">
      <style:table-column-properties fo:break-before="auto" style:column-width="18.31pt"/>
    </style:style>
    <style:style style:name="co13" style:family="table-column">
      <style:table-column-properties fo:break-before="auto" style:column-width="38.21pt"/>
    </style:style>
    <style:style style:name="co14" style:family="table-column">
      <style:table-column-properties fo:break-before="auto" style:column-width="20.61pt"/>
    </style:style>
    <style:style style:name="co15" style:family="table-column">
      <style:table-column-properties fo:break-before="auto" style:column-width="45.95pt"/>
    </style:style>
    <style:style style:name="co16" style:family="table-column">
      <style:table-column-properties fo:break-before="auto" style:column-width="94.05pt"/>
    </style:style>
    <style:style style:name="co17" style:family="table-column">
      <style:table-column-properties fo:break-before="auto" style:column-width="256.76pt"/>
    </style:style>
    <style:style style:name="co18" style:family="table-column">
      <style:table-column-properties fo:break-before="auto" style:column-width="39.66pt"/>
    </style:style>
    <style:style style:name="co19" style:family="table-column">
      <style:table-column-properties fo:break-before="auto" style:column-width="207.24pt"/>
    </style:style>
    <style:style style:name="co20" style:family="table-column">
      <style:table-column-properties fo:break-before="auto" style:column-width="51.59pt"/>
    </style:style>
    <style:style style:name="co21" style:family="table-column">
      <style:table-column-properties fo:break-before="auto" style:column-width="19.84pt"/>
    </style:style>
    <style:style style:name="co22" style:family="table-column">
      <style:table-column-properties fo:break-before="auto" style:column-width="53.21pt"/>
    </style:style>
    <style:style style:name="co23" style:family="table-column">
      <style:table-column-properties fo:break-before="auto" style:column-width="53.04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84.16pt"/>
    </style:style>
    <style:style style:name="co26" style:family="table-column">
      <style:table-column-properties fo:break-before="auto" style:column-width="29.71pt"/>
    </style:style>
    <style:style style:name="co27" style:family="table-column">
      <style:table-column-properties fo:break-before="auto" style:column-width="74.95pt"/>
    </style:style>
    <style:style style:name="co28" style:family="table-column">
      <style:table-column-properties fo:break-before="auto" style:column-width="63.5pt"/>
    </style:style>
    <style:style style:name="co29" style:family="table-column">
      <style:table-column-properties fo:break-before="auto" style:column-width="27.81pt"/>
    </style:style>
    <style:style style:name="co30" style:family="table-column">
      <style:table-column-properties fo:break-before="auto" style:column-width="258.89pt"/>
    </style:style>
    <style:style style:name="co31" style:family="table-column">
      <style:table-column-properties fo:break-before="auto" style:column-width="72.85pt"/>
    </style:style>
    <style:style style:name="co32" style:family="table-column">
      <style:table-column-properties fo:break-before="auto" style:column-width="56.55pt"/>
    </style:style>
    <style:style style:name="co33" style:family="table-column">
      <style:table-column-properties fo:break-before="auto" style:column-width="135.69pt"/>
    </style:style>
    <style:style style:name="co34" style:family="table-column">
      <style:table-column-properties fo:break-before="auto" style:column-width="73.56pt"/>
    </style:style>
    <style:style style:name="co35" style:family="table-column">
      <style:table-column-properties fo:break-before="auto" style:column-width="21.2pt"/>
    </style:style>
    <style:style style:name="co36" style:family="table-column">
      <style:table-column-properties fo:break-before="auto" style:column-width="57.94pt"/>
    </style:style>
    <style:style style:name="co37" style:family="table-column">
      <style:table-column-properties fo:break-before="auto" style:column-width="103.95pt"/>
    </style:style>
    <style:style style:name="co38" style:family="table-column">
      <style:table-column-properties fo:break-before="auto" style:column-width="116.7pt"/>
    </style:style>
    <style:style style:name="co39" style:family="table-column">
      <style:table-column-properties fo:break-before="auto" style:column-width="80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jor">
      <style:table-properties table:display="true" style:writing-mode="lr-tb"/>
    </style:style>
    <style:style style:name="ta3" style:family="table" style:master-page-name="PageStyle_5f_grade">
      <style:table-properties table:display="true" style:writing-mode="lr-tb"/>
    </style:style>
    <style:style style:name="ta4" style:family="table" style:master-page-name="PageStyle_5f_semester_5f_type">
      <style:table-properties table:display="true" style:writing-mode="lr-tb"/>
    </style:style>
    <style:style style:name="ta5" style:family="table" style:master-page-name="PageStyle_5f_semester">
      <style:table-properties table:display="true" style:writing-mode="lr-tb"/>
    </style:style>
    <style:style style:name="ta6" style:family="table" style:master-page-name="PageStyle_5f_department">
      <style:table-properties table:display="true" style:writing-mode="lr-tb"/>
    </style:style>
    <style:style style:name="ta7" style:family="table" style:master-page-name="PageStyle_5f_course">
      <style:table-properties table:display="true" style:writing-mode="lr-tb"/>
    </style:style>
    <style:style style:name="ta8" style:family="table" style:master-page-name="PageStyle_5f_class_5f_type">
      <style:table-properties table:display="true" style:writing-mode="lr-tb"/>
    </style:style>
    <style:style style:name="ta9" style:family="table" style:master-page-name="PageStyle_5f_location">
      <style:table-properties table:display="true" style:writing-mode="lr-tb"/>
    </style:style>
    <style:style style:name="ta10" style:family="table" style:master-page-name="PageStyle_5f_room_5f_type">
      <style:table-properties table:display="true" style:writing-mode="lr-tb"/>
    </style:style>
    <style:style style:name="ta11" style:family="table" style:master-page-name="PageStyle_5f_room">
      <style:table-properties table:display="true" style:writing-mode="lr-tb"/>
    </style:style>
    <style:style style:name="ta12" style:family="table" style:master-page-name="PageStyle_5f_class">
      <style:table-properties table:display="true" style:writing-mode="lr-tb"/>
    </style:style>
    <style:style style:name="ta13" style:family="table" style:master-page-name="PageStyle_5f_license">
      <style:table-properties table:display="true" style:writing-mode="lr-tb"/>
    </style:style>
    <style:style style:name="ta14" style:family="table" style:master-page-name="PageStyle_5f_faculty_5f_member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style:font-name="Ubuntu" fo:font-weight="bold" style:font-weight-asian="bold" style:font-weight-complex="bold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 style:data-style-name="N99">
      <style:text-properties style:font-name="Ubuntu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sql</text:p>
          </table:table-cell>
          <table:table-cell table:style-name="ce4" office:value-type="string" calcext:value-type="string">
            <text:p>default_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 PRIMARY KE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DOUBLE PRECISIO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d::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\”\”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td::string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\”\”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" table:style-name="ta2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number-columns-repeated="1022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érnök informatikus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de" table:style-name="ta3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8" table:number-columns-repeated="1021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jor_id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3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4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5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6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7. félé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mester_type" table:style-name="ta4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8" table:number-columns-repeated="1022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őszi</text:p>
          </table:table-cell>
          <table:table-cell table:number-columns-repeated="102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avaszi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mester" table:style-name="ta5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8" table:number-columns-repeated="1021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emester_type_id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018 ősz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artment" table:style-name="ta6">
        <office:forms form:automatic-focus="false" form:apply-design-mode="false"/>
        <table:table-column table:style-name="co14" table:default-cell-style-name="ce5"/>
        <table:table-column table:style-name="co17" table:default-cell-style-name="ce5"/>
        <table:table-column table:style-name="co18" table:default-cell-style-name="ce5"/>
        <table:table-column table:style-name="co8" table:number-columns-repeated="1021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hort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number-columns-repeated="2" table:style-name="ce8" office:value-type="string" calcext:value-type="string">
            <text:p>text</text:p>
          </table:table-cell>
          <table:table-cell table:number-columns-repeated="102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utomatizálási és Alkalmazott Informatikai Tanszék</text:p>
          </table:table-cell>
          <table:table-cell table:style-name="ce8" office:value-type="string" calcext:value-type="string">
            <text:p>AUT</text:p>
          </table:table-cell>
          <table:table-cell table:number-columns-repeated="102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lektronikai Technológia Tanszék</text:p>
          </table:table-cell>
          <table:table-cell table:style-name="ce8" office:value-type="string" calcext:value-type="string">
            <text:p>ETT</text:p>
          </table:table-cell>
          <table:table-cell table:number-columns-repeated="102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lektronikus Eszközök Tanszéke</text:p>
          </table:table-cell>
          <table:table-cell table:style-name="ce8" office:value-type="string" calcext:value-type="string">
            <text:p>EET</text:p>
          </table:table-cell>
          <table:table-cell table:number-columns-repeated="102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álózati Rendszerek és Szolgáltatások Tanszék</text:p>
          </table:table-cell>
          <table:table-cell table:style-name="ce8" office:value-type="string" calcext:value-type="string">
            <text:p>HIT</text:p>
          </table:table-cell>
          <table:table-cell table:number-columns-repeated="1021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rányítástechnika és Informatika Tanszék</text:p>
          </table:table-cell>
          <table:table-cell table:style-name="ce8" office:value-type="string" calcext:value-type="string">
            <text:p>IIT</text:p>
          </table:table-cell>
          <table:table-cell table:number-columns-repeated="102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éréstechnika és Információs Rendszerek Tanszék</text:p>
          </table:table-cell>
          <table:table-cell table:style-name="ce8" office:value-type="string" calcext:value-type="string">
            <text:p>MIT</text:p>
          </table:table-cell>
          <table:table-cell table:number-columns-repeated="102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zámítástudományi és Információelméleti Tanszék</text:p>
          </table:table-cell>
          <table:table-cell table:style-name="ce8" office:value-type="string" calcext:value-type="string">
            <text:p>SZIT</text:p>
          </table:table-cell>
          <table:table-cell table:number-columns-repeated="102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zélessávú Hírközlés és Villamosságtan Tanszék</text:p>
          </table:table-cell>
          <table:table-cell table:style-name="ce8" office:value-type="string" calcext:value-type="string">
            <text:p>HVT</text:p>
          </table:table-cell>
          <table:table-cell table:number-columns-repeated="102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Távközlési és Médiainformatikai Tanszék</text:p>
          </table:table-cell>
          <table:table-cell table:style-name="ce8" office:value-type="string" calcext:value-type="string">
            <text:p>TMIT</text:p>
          </table:table-cell>
          <table:table-cell table:number-columns-repeated="102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Villamos Energetika Tanszék</text:p>
          </table:table-cell>
          <table:table-cell table:style-name="ce8" office:value-type="string" calcext:value-type="string">
            <text:p>VET</text:p>
          </table:table-cell>
          <table:table-cell table:number-columns-repeated="1021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Bölcsész Tanszék</text:p>
          </table:table-cell>
          <table:table-cell table:style-name="ce8" office:value-type="string" calcext:value-type="string">
            <text:p>BTK</text:p>
          </table:table-cell>
          <table:table-cell table:number-columns-repeated="102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Analízis Tanszék</text:p>
          </table:table-cell>
          <table:table-cell table:style-name="ce8" office:value-type="string" calcext:value-type="string">
            <text:p>MAT</text:p>
          </table:table-cell>
          <table:table-cell table:number-columns-repeated="102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izika Tanszék</text:p>
          </table:table-cell>
          <table:table-cell table:style-name="ce8" office:value-type="string" calcext:value-type="string">
            <text:p>FIZ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se" table:style-name="ta7">
        <office:forms form:automatic-focus="false" form:apply-design-mode="false"/>
        <table:table-column table:style-name="co9" table:default-cell-style-name="ce5"/>
        <table:table-column table:style-name="co19" table:default-cell-style-name="ce5"/>
        <table:table-column table:style-name="co20" table:default-cell-style-name="ce5"/>
        <table:table-column table:style-name="co8" table:number-columns-repeated="1021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grade_id</text:p>
          </table:table-cell>
          <table:table-cell table:style-name="ce7" office:value-type="string" calcext:value-type="string">
            <text:p>department_id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2" table:style-name="ce8" office:value-type="string" calcext:value-type="string">
            <text:p>reference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nalízis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 programozás alapjai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evezetés a számításelméletbe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evezető fizik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Bevezető matematik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igitális technik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izika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érnök lesze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nalízis 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 programozás alapjai 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Bevezetés a számításelméletbe 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izika 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Rendszermodellezé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zámítógép architektúrák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 programozás alapjai 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Adatbázisok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Kódolástechnik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Kommunikációs hálózatok 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endszerelméle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zoftvertechnológi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Valószínűségszámítá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lgoritmuselméle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Kommunikációs hálózatok 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Menedzsment és vállalkozásgazdaságta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Operációs rendszerek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Számítógépes grafik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Szoftver projekt laboratór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Szoftvertechnikák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IT eszközök technológiáj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Mesterséges intelligenci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Mikro- és makroökonómi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obil- és webes szoftverek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Üzleti jog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Informatikai rendszertervezé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pari informatika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Információs rendszerek üzemeltetés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IT biztonsá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Alkalmazásfejlesztési környezetek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Intelligens elosztott rendszerek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Rendszertervezés laboratórium 1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Deklaratív programozás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Rendszertervezés laboratórium 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_type" table:style-name="ta8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8" table:number-columns-repeated="1022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lőadás</text:p>
          </table:table-cell>
          <table:table-cell table:number-columns-repeated="102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yakorlat</text:p>
          </table:table-cell>
          <table:table-cell table:number-columns-repeated="102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abor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tion" table:style-name="ta9">
        <office:forms form:automatic-focus="false" form:apply-design-mode="false"/>
        <table:table-column table:style-name="co9" table:default-cell-style-name="ce5"/>
        <table:table-column table:style-name="co23" table:default-cell-style-name="ce5"/>
        <table:table-column table:style-name="co8" table:number-columns-repeated="1022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H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K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Q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T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V1 épület</text:p>
          </table:table-cell>
          <table:table-cell table:number-columns-repeated="102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 épület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om_type" table:style-name="ta10">
        <office:forms form:automatic-focus="false" form:apply-design-mode="false"/>
        <table:table-column table:style-name="co12" table:default-cell-style-name="ce5"/>
        <table:table-column table:style-name="co24" table:default-cell-style-name="ce5"/>
        <table:table-column table:style-name="co8" table:number-columns-repeated="1022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number-columns-repeated="102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lőadó</text:p>
          </table:table-cell>
          <table:table-cell table:number-columns-repeated="102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yakorlati terem</text:p>
          </table:table-cell>
          <table:table-cell table:number-columns-repeated="102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zámítógépes labor</text:p>
          </table:table-cell>
          <table:table-cell table:number-columns-repeated="102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érő labor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om" table:style-name="ta11">
        <office:forms form:automatic-focus="false" form:apply-design-mode="false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8" table:number-columns-repeated="1019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room_type_id</text:p>
          </table:table-cell>
          <table:table-cell table:style-name="ce7" office:value-type="string" calcext:value-type="string">
            <text:p>location_id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int</text:p>
          </table:table-cell>
          <table:table-cell table:number-columns-repeated="2" table:style-name="ce8" office:value-type="string" calcext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HC14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1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1B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1C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305c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306ab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E306cd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40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E40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E40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40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E40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E40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E40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29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H406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IB026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IB02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IB028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IB1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IB13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IB13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IB1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IB1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IB14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IB14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IB14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IB14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IB14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IB31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IB41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IE00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IE217-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IE21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E21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IE22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IE22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IE22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IE22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IE22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IE32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E32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IL10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IL40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IL40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K13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17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KF51 (AUD.MAX)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KF8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KF8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KF8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QA2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QAF1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QB10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QB-31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QB31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QB33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QBF0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QBF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QBF1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QBF1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QBF1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QBP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Q-I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R4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R4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R4C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R4I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R4J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R4K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R4L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R4M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R4N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R4O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R4P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R50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R50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R50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R50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R50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R51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R51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R51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R51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T60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V110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V150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V150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V152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" table:style-name="ta12">
        <office:forms form:automatic-focus="false" form:apply-design-mode="false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1" table:default-cell-style-name="ce5"/>
        <table:table-column table:style-name="co8" table:number-columns-repeated="1017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esson_count</text:p>
          </table:table-cell>
          <table:table-cell table:style-name="ce7" office:value-type="string" calcext:value-type="string">
            <text:p>regularity</text:p>
          </table:table-cell>
          <table:table-cell table:style-name="ce7" office:value-type="string" calcext:value-type="string">
            <text:p>maximum_student_count</text:p>
          </table:table-cell>
          <table:table-cell table:style-name="ce7" office:value-type="string" calcext:value-type="string">
            <text:p>class_type_id</text:p>
          </table:table-cell>
          <table:table-cell table:style-name="ce7" office:value-type="string" calcext:value-type="string">
            <text:p>course_id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int</text:p>
          </table:table-cell>
          <table:table-cell table:number-columns-repeated="2" table:style-name="ce8" office:value-type="string" calcext:value-type="string">
            <text:p>reference</text:p>
          </table:table-cell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nalízis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nalízis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nalízis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 programozás alapjai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 programozás alapjai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 programozás alapjai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Bevezetés a számításelméletbe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evezetés a számításelméletbe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Bevezetés a számításelméletbe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Bevezető fiz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Bevezető fiz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Bevezető fiz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Bevezető matemat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Bevezető matemat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Bevezető matemat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Digitális techn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Digitális techn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Digitális techn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izika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izika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izika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Mérnök lesze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Mérnök lesze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Mérnök lesze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Analízis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Analízis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Analízis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A programozás alapjai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 programozás alapjai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A programozás alapjai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Bevezetés a számításelméletbe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Bevezetés a számításelméletbe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Bevezetés a számításelméletbe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Fizika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izika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izika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Rendszermodellezés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Rendszermodellezés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Rendszermodellezés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zámítógép architektúrá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Számítógép architektúrá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zámítógép architektúrá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A programozás alapjai 3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A programozás alapjai 3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A programozás alapjai 3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Adatbáziso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Adatbáziso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Adatbáziso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Kódolástechn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Kódolástechn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Kódolástechn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Kommunikációs hálózatok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Kommunikációs hálózatok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Kommunikációs hálózatok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Rendszerelmélet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Rendszerelmélet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Rendszerelmélet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Szoftvertechnológi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Szoftvertechnológi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Szoftvertechnológi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Valószínűségszámítás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Valószínűségszámítás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Valószínűségszámítás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Algoritmuselmélet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Algoritmuselmélet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Algoritmuselmélet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Kommunikációs hálózatok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Kommunikációs hálózatok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Kommunikációs hálózatok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Menedzsment és vállalkozásgazdaságtan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Menedzsment és vállalkozásgazdaságtan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Menedzsment és vállalkozásgazdaságtan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Operációs rendszere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Operációs rendszere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Operációs rendszere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Számítógépes graf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Számítógépes graf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Számítógépes graf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Szoftver projekt laboratórium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Szoftver projekt laboratórium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Szoftver projekt laboratórium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Szoftvertechniká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Szoftvertechniká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Szoftvertechniká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IT eszközök technológiáj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IT eszközök technológiáj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IT eszközök technológiáj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Mesterséges intelligenci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Mesterséges intelligenci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Mesterséges intelligenci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Mikro- és makroökonómi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Mikro- és makroökonómi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Mikro- és makroökonómi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Mobil- és webes szoftvere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Mobil- és webes szoftvere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Mobil- és webes szoftvere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Üzleti jog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Üzleti jog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Üzleti jog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Informatikai rendszertervezés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Informatikai rendszertervezés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Informatikai rendszertervezés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Ipari informatika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Ipari informatika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8" office:value-type="string" calcext:value-type="string">
            <text:p>Ipari informatika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Információs rendszerek üzemeltetése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Információs rendszerek üzemeltetése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Információs rendszerek üzemeltetése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IT biztonság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IT biztonság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string" calcext:value-type="string">
            <text:p>IT biztonság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Alkalmazásfejlesztési környezete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Alkalmazásfejlesztési környezete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Alkalmazásfejlesztési környezete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8" office:value-type="string" calcext:value-type="string">
            <text:p>Intelligens elosztott rendszerek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Intelligens elosztott rendszerek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Intelligens elosztott rendszerek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Rendszertervezés laboratórium 1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8" office:value-type="string" calcext:value-type="string">
            <text:p>Rendszertervezés laboratórium 1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Rendszertervezés laboratórium 1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8" office:value-type="string" calcext:value-type="string">
            <text:p>Deklaratív programozás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Deklaratív programozás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Deklaratív programozás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Rendszertervezés laboratórium 2 előadá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Rendszertervezés laboratórium 2 gyakorla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Rendszertervezés laboratórium 2 labo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WEEKLY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cense" table:style-name="ta13">
        <office:forms form:automatic-focus="false" form:apply-design-mode="false"/>
        <table:table-column table:style-name="co35" table:default-cell-style-name="ce5"/>
        <table:table-column table:style-name="co36" table:default-cell-style-name="ce5"/>
        <table:table-column table:style-name="co8" table:default-cell-style-name="ce5"/>
        <table:table-column table:style-name="co37" table:default-cell-style-name="ce5"/>
        <table:table-column table:style-name="co8" table:number-columns-repeated="1020" table:default-cell-style-name="ce5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urse_id</text:p>
          </table:table-cell>
          <table:table-cell table:style-name="ce7" office:value-type="string" calcext:value-type="string">
            <text:p>class_type_id</text:p>
          </table:table-cell>
          <table:table-cell table:style-name="ce7" office:value-type="string" calcext:value-type="string">
            <text:p>faculty_member_id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number-columns-repeated="3" table:style-name="ce8" office:value-type="string" calcext:value-type="string">
            <text:p>reference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table:style-name="ce8" office:value-type="float" office:value="283" calcext:value-type="float">
            <text:p>28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3" calcext:value-type="float">
            <text:p>34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49" calcext:value-type="float">
            <text:p>34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57" calcext:value-type="float">
            <text:p>35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59" calcext:value-type="float">
            <text:p>35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5" calcext:value-type="float">
            <text:p>36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1" calcext:value-type="float">
            <text:p>38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2" calcext:value-type="float">
            <text:p>38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table:style-name="ce8" office:value-type="float" office:value="387" calcext:value-type="float">
            <text:p>38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1" calcext:value-type="float">
            <text:p>39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398" calcext:value-type="float">
            <text:p>39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401" calcext:value-type="float">
            <text:p>40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7" calcext:value-type="float">
            <text:p>40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2" calcext:value-type="float">
            <text:p>4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3" calcext:value-type="float">
            <text:p>4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4" calcext:value-type="float">
            <text:p>4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6" calcext:value-type="float">
            <text:p>41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0"/>
        </table:table-row>
        <table:table-row table:style-name="ro2">
          <table:table-cell table:style-name="ce8" office:value-type="float" office:value="419" calcext:value-type="float">
            <text:p>4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29" calcext:value-type="float">
            <text:p>42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style-name="ce8" office:value-type="float" office:value="443" calcext:value-type="float">
            <text:p>44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49" calcext:value-type="float">
            <text:p>44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table:style-name="ce8" office:value-type="float" office:value="451" calcext:value-type="float">
            <text:p>45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3" calcext:value-type="float">
            <text:p>45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7" calcext:value-type="float">
            <text:p>45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table:style-name="ce8" office:value-type="float" office:value="459" calcext:value-type="float">
            <text:p>45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3" calcext:value-type="float">
            <text:p>46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5" calcext:value-type="float">
            <text:p>46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table:style-name="ce8" office:value-type="float" office:value="467" calcext:value-type="float">
            <text:p>46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69" calcext:value-type="float">
            <text:p>46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76" calcext:value-type="float">
            <text:p>47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80" calcext:value-type="float">
            <text:p>48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82" calcext:value-type="float">
            <text:p>48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4" calcext:value-type="float">
            <text:p>48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6" calcext:value-type="float">
            <text:p>48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4" calcext:value-type="float">
            <text:p>49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8" calcext:value-type="float">
            <text:p>49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4" calcext:value-type="float">
            <text:p>50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6" calcext:value-type="float">
            <text:p>50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style-name="ce8" office:value-type="float" office:value="508" calcext:value-type="float">
            <text:p>50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style-name="ce8" office:value-type="float" office:value="511" calcext:value-type="float">
            <text:p>51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style-name="ce8" office:value-type="float" office:value="521" calcext:value-type="float">
            <text:p>52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table:style-name="ce8" office:value-type="float" office:value="526" calcext:value-type="float">
            <text:p>52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8" office:value-type="float" office:value="529" calcext:value-type="float">
            <text:p>5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table:style-name="ce8" office:value-type="float" office:value="535" calcext:value-type="float">
            <text:p>53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table:style-name="ce8" office:value-type="float" office:value="539" calcext:value-type="float">
            <text:p>53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table:style-name="ce8" office:value-type="float" office:value="542" calcext:value-type="float">
            <text:p>5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table:style-name="ce8" office:value-type="float" office:value="543" calcext:value-type="float">
            <text:p>54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table:style-name="ce8" office:value-type="float" office:value="548" calcext:value-type="float">
            <text:p>54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0"/>
        </table:table-row>
        <table:table-row table:style-name="ro2"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0"/>
        </table:table-row>
        <table:table-row table:style-name="ro2">
          <table:table-cell table:style-name="ce8" office:value-type="float" office:value="554" calcext:value-type="float">
            <text:p>55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0"/>
        </table:table-row>
        <table:table-row table:style-name="ro2"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0"/>
        </table:table-row>
        <table:table-row table:style-name="ro2">
          <table:table-cell table:style-name="ce8" office:value-type="float" office:value="556" calcext:value-type="float">
            <text:p>55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0"/>
        </table:table-row>
        <table:table-row table:style-name="ro2"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 table:style-name="ce8" office:value-type="float" office:value="558" calcext:value-type="float">
            <text:p>55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 table:style-name="ce8" office:value-type="float" office:value="562" calcext:value-type="float">
            <text:p>56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style-name="ce8" office:value-type="float" office:value="564" calcext:value-type="float">
            <text:p>56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style-name="ce8" office:value-type="float" office:value="566" calcext:value-type="float">
            <text:p>56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style-name="ce8" office:value-type="float" office:value="567" calcext:value-type="float">
            <text:p>56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table:style-name="ce8" office:value-type="float" office:value="568" calcext:value-type="float">
            <text:p>56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table:style-name="ce8" office:value-type="float" office:value="572" calcext:value-type="float">
            <text:p>57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1020"/>
        </table:table-row>
        <table:table-row table:style-name="ro2"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1020"/>
        </table:table-row>
        <table:table-row table:style-name="ro2"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1020"/>
        </table:table-row>
        <table:table-row table:style-name="ro2">
          <table:table-cell table:style-name="ce8" office:value-type="float" office:value="575" calcext:value-type="float">
            <text:p>57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1020"/>
        </table:table-row>
        <table:table-row table:style-name="ro2"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1020"/>
        </table:table-row>
        <table:table-row table:style-name="ro2">
          <table:table-cell table:style-name="ce8" office:value-type="float" office:value="577" calcext:value-type="float">
            <text:p>57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table:style-name="ce8" office:value-type="float" office:value="578" calcext:value-type="float">
            <text:p>57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table:style-name="ce8" office:value-type="float" office:value="579" calcext:value-type="float">
            <text:p>57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table:style-name="ce8" office:value-type="float" office:value="581" calcext:value-type="float">
            <text:p>58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table:style-name="ce8" office:value-type="float" office:value="582" calcext:value-type="float">
            <text:p>58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table:style-name="ce8" office:value-type="float" office:value="583" calcext:value-type="float">
            <text:p>58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table:style-name="ce8" office:value-type="float" office:value="584" calcext:value-type="float">
            <text:p>58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table:style-name="ce8" office:value-type="float" office:value="586" calcext:value-type="float">
            <text:p>58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table:style-name="ce8" office:value-type="float" office:value="587" calcext:value-type="float">
            <text:p>58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8" office:value-type="float" office:value="589" calcext:value-type="float">
            <text:p>58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8" office:value-type="float" office:value="591" calcext:value-type="float">
            <text:p>59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table:style-name="ce8" office:value-type="float" office:value="592" calcext:value-type="float">
            <text:p>59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8" office:value-type="float" office:value="594" calcext:value-type="float">
            <text:p>59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8" office:value-type="float" office:value="595" calcext:value-type="float">
            <text:p>59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8" office:value-type="float" office:value="596" calcext:value-type="float">
            <text:p>59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style-name="ce8" office:value-type="float" office:value="597" calcext:value-type="float">
            <text:p>59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8" office:value-type="float" office:value="599" calcext:value-type="float">
            <text:p>59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table:style-name="ce8" office:value-type="float" office:value="602" calcext:value-type="float">
            <text:p>60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8" office:value-type="float" office:value="603" calcext:value-type="float">
            <text:p>60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8" office:value-type="float" office:value="604" calcext:value-type="float">
            <text:p>60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8" office:value-type="float" office:value="605" calcext:value-type="float">
            <text:p>60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8" office:value-type="float" office:value="606" calcext:value-type="float">
            <text:p>60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8" office:value-type="float" office:value="607" calcext:value-type="float">
            <text:p>60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0"/>
        </table:table-row>
        <table:table-row table:style-name="ro2"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0"/>
        </table:table-row>
        <table:table-row table:style-name="ro2"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0"/>
        </table:table-row>
        <table:table-row table:style-name="ro2"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0"/>
        </table:table-row>
        <table:table-row table:style-name="ro2"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0"/>
        </table:table-row>
        <table:table-row table:style-name="ro2">
          <table:table-cell table:style-name="ce8" office:value-type="float" office:value="612" calcext:value-type="float">
            <text:p>61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table:style-name="ce8" office:value-type="float" office:value="613" calcext:value-type="float">
            <text:p>6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table:style-name="ce8" office:value-type="float" office:value="615" calcext:value-type="float">
            <text:p>6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1020"/>
        </table:table-row>
        <table:table-row table:style-name="ro2"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table:style-name="ce8" office:value-type="float" office:value="621" calcext:value-type="float">
            <text:p>6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0"/>
        </table:table-row>
        <table:table-row table:style-name="ro2">
          <table:table-cell table:style-name="ce8" office:value-type="float" office:value="623" calcext:value-type="float">
            <text:p>6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1020"/>
        </table:table-row>
        <table:table-row table:style-name="ro2"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5" calcext:value-type="float">
            <text:p>165</text:p>
          </table:table-cell>
          <table:table-cell table:number-columns-repeated="1020"/>
        </table:table-row>
        <table:table-row table:style-name="ro2">
          <table:table-cell table:style-name="ce8" office:value-type="float" office:value="628" calcext:value-type="float">
            <text:p>62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table:style-name="ce8" office:value-type="float" office:value="631" calcext:value-type="float">
            <text:p>63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table:style-name="ce8" office:value-type="float" office:value="632" calcext:value-type="float">
            <text:p>63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table:style-name="ce8" office:value-type="float" office:value="633" calcext:value-type="float">
            <text:p>63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1020"/>
        </table:table-row>
        <table:table-row table:style-name="ro2"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table:style-name="ce8" office:value-type="float" office:value="636" calcext:value-type="float">
            <text:p>63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table:style-name="ce8" office:value-type="float" office:value="639" calcext:value-type="float">
            <text:p>63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table:style-name="ce8" office:value-type="float" office:value="644" calcext:value-type="float">
            <text:p>6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20"/>
        </table:table-row>
        <table:table-row table:style-name="ro2"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20"/>
        </table:table-row>
        <table:table-row table:style-name="ro2"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20"/>
        </table:table-row>
        <table:table-row table:style-name="ro2"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1" calcext:value-type="float">
            <text:p>181</text:p>
          </table:table-cell>
          <table:table-cell table:number-columns-repeated="1020"/>
        </table:table-row>
        <table:table-row table:style-name="ro2">
          <table:table-cell table:style-name="ce8" office:value-type="float" office:value="652" calcext:value-type="float">
            <text:p>65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1" calcext:value-type="float">
            <text:p>181</text:p>
          </table:table-cell>
          <table:table-cell table:number-columns-repeated="1020"/>
        </table:table-row>
        <table:table-row table:style-name="ro2"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1" calcext:value-type="float">
            <text:p>181</text:p>
          </table:table-cell>
          <table:table-cell table:number-columns-repeated="1020"/>
        </table:table-row>
        <table:table-row table:style-name="ro2"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020"/>
        </table:table-row>
        <table:table-row table:style-name="ro2"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020"/>
        </table:table-row>
        <table:table-row table:style-name="ro2">
          <table:table-cell table:style-name="ce8" office:value-type="float" office:value="656" calcext:value-type="float">
            <text:p>65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020"/>
        </table:table-row>
        <table:table-row table:style-name="ro2">
          <table:table-cell table:style-name="ce8" office:value-type="float" office:value="657" calcext:value-type="float">
            <text:p>6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table:style-name="ce8" office:value-type="float" office:value="658" calcext:value-type="float">
            <text:p>65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table:style-name="ce8" office:value-type="float" office:value="661" calcext:value-type="float">
            <text:p>66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table:style-name="ce8" office:value-type="float" office:value="666" calcext:value-type="float">
            <text:p>66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0"/>
        </table:table-row>
        <table:table-row table:style-name="ro2"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0"/>
        </table:table-row>
        <table:table-row table:style-name="ro2">
          <table:table-cell table:style-name="ce8" office:value-type="float" office:value="671" calcext:value-type="float">
            <text:p>67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0"/>
        </table:table-row>
        <table:table-row table:style-name="ro2">
          <table:table-cell table:style-name="ce8" office:value-type="float" office:value="672" calcext:value-type="float">
            <text:p>67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table:style-name="ce8" office:value-type="float" office:value="676" calcext:value-type="float">
            <text:p>6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table:style-name="ce8" office:value-type="float" office:value="677" calcext:value-type="float">
            <text:p>67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table:style-name="ce8" office:value-type="float" office:value="681" calcext:value-type="float">
            <text:p>68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table:style-name="ce8" office:value-type="float" office:value="683" calcext:value-type="float">
            <text:p>68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1020"/>
        </table:table-row>
        <table:table-row table:style-name="ro2"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1020"/>
        </table:table-row>
        <table:table-row table:style-name="ro2"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1020"/>
        </table:table-row>
        <table:table-row table:style-name="ro2"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1020"/>
        </table:table-row>
        <table:table-row table:style-name="ro2">
          <table:table-cell table:style-name="ce8" office:value-type="float" office:value="691" calcext:value-type="float">
            <text:p>69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1020"/>
        </table:table-row>
        <table:table-row table:style-name="ro2"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1020"/>
        </table:table-row>
        <table:table-row table:style-name="ro2"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table:style-name="ce8" office:value-type="float" office:value="695" calcext:value-type="float">
            <text:p>69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table:style-name="ce8" office:value-type="float" office:value="696" calcext:value-type="float">
            <text:p>69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 table:style-name="ce8" office:value-type="float" office:value="697" calcext:value-type="float">
            <text:p>69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table:style-name="ce8" office:value-type="float" office:value="701" calcext:value-type="float">
            <text:p>70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020"/>
        </table:table-row>
        <table:table-row table:style-name="ro2">
          <table:table-cell table:style-name="ce8" office:value-type="float" office:value="703" calcext:value-type="float">
            <text:p>70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020"/>
        </table:table-row>
        <table:table-row table:style-name="ro2"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020"/>
        </table:table-row>
        <table:table-row table:style-name="ro2"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020"/>
        </table:table-row>
        <table:table-row table:style-name="ro2">
          <table:table-cell table:style-name="ce8" office:value-type="float" office:value="706" calcext:value-type="float">
            <text:p>70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020"/>
        </table:table-row>
        <table:table-row table:style-name="ro2"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020"/>
        </table:table-row>
        <table:table-row table:style-name="ro2">
          <table:table-cell table:style-name="ce8" office:value-type="float" office:value="708" calcext:value-type="float">
            <text:p>70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020"/>
        </table:table-row>
        <table:table-row table:style-name="ro2"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20"/>
        </table:table-row>
        <table:table-row table:style-name="ro2"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20"/>
        </table:table-row>
        <table:table-row table:style-name="ro2">
          <table:table-cell table:style-name="ce8" office:value-type="float" office:value="715" calcext:value-type="float">
            <text:p>71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20"/>
        </table:table-row>
        <table:table-row table:style-name="ro2"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20"/>
        </table:table-row>
        <table:table-row table:style-name="ro2">
          <table:table-cell table:style-name="ce8" office:value-type="float" office:value="717" calcext:value-type="float">
            <text:p>7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20"/>
        </table:table-row>
        <table:table-row table:style-name="ro2"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20"/>
        </table:table-row>
        <table:table-row table:style-name="ro2"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20"/>
        </table:table-row>
        <table:table-row table:style-name="ro2"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20"/>
        </table:table-row>
        <table:table-row table:style-name="ro2"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1020"/>
        </table:table-row>
        <table:table-row table:style-name="ro2">
          <table:table-cell table:style-name="ce8" office:value-type="float" office:value="722" calcext:value-type="float">
            <text:p>7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1020"/>
        </table:table-row>
        <table:table-row table:style-name="ro2"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1020"/>
        </table:table-row>
        <table:table-row table:style-name="ro2"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1020"/>
        </table:table-row>
        <table:table-row table:style-name="ro2"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7" calcext:value-type="float">
            <text:p>227</text:p>
          </table:table-cell>
          <table:table-cell table:number-columns-repeated="1020"/>
        </table:table-row>
        <table:table-row table:style-name="ro2"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7" calcext:value-type="float">
            <text:p>227</text:p>
          </table:table-cell>
          <table:table-cell table:number-columns-repeated="1020"/>
        </table:table-row>
        <table:table-row table:style-name="ro2">
          <table:table-cell table:style-name="ce8" office:value-type="float" office:value="731" calcext:value-type="float">
            <text:p>73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7" calcext:value-type="float">
            <text:p>227</text:p>
          </table:table-cell>
          <table:table-cell table:number-columns-repeated="1020"/>
        </table:table-row>
        <table:table-row table:style-name="ro2">
          <table:table-cell table:style-name="ce8" office:value-type="float" office:value="732" calcext:value-type="float">
            <text:p>7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7" calcext:value-type="float">
            <text:p>227</text:p>
          </table:table-cell>
          <table:table-cell table:number-columns-repeated="1020"/>
        </table:table-row>
        <table:table-row table:style-name="ro2">
          <table:table-cell table:style-name="ce8" office:value-type="float" office:value="733" calcext:value-type="float">
            <text:p>7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table:style-name="ce8" office:value-type="float" office:value="735" calcext:value-type="float">
            <text:p>73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table:style-name="ce8" office:value-type="float" office:value="736" calcext:value-type="float">
            <text:p>73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table:style-name="ce8" office:value-type="float" office:value="737" calcext:value-type="float">
            <text:p>73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9" calcext:value-type="float">
            <text:p>229</text:p>
          </table:table-cell>
          <table:table-cell table:number-columns-repeated="1020"/>
        </table:table-row>
        <table:table-row table:style-name="ro2"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9" calcext:value-type="float">
            <text:p>229</text:p>
          </table:table-cell>
          <table:table-cell table:number-columns-repeated="1020"/>
        </table:table-row>
        <table:table-row table:style-name="ro2">
          <table:table-cell table:style-name="ce8" office:value-type="float" office:value="739" calcext:value-type="float">
            <text:p>73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9" calcext:value-type="float">
            <text:p>229</text:p>
          </table:table-cell>
          <table:table-cell table:number-columns-repeated="1020"/>
        </table:table-row>
        <table:table-row table:style-name="ro2"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9" calcext:value-type="float">
            <text:p>229</text:p>
          </table:table-cell>
          <table:table-cell table:number-columns-repeated="1020"/>
        </table:table-row>
        <table:table-row table:style-name="ro2">
          <table:table-cell table:style-name="ce8" office:value-type="float" office:value="741" calcext:value-type="float">
            <text:p>74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20"/>
        </table:table-row>
        <table:table-row table:style-name="ro2">
          <table:table-cell table:style-name="ce8" office:value-type="float" office:value="742" calcext:value-type="float">
            <text:p>74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20"/>
        </table:table-row>
        <table:table-row table:style-name="ro2"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20"/>
        </table:table-row>
        <table:table-row table:style-name="ro2"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20"/>
        </table:table-row>
        <table:table-row table:style-name="ro2"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table:style-name="ce8" office:value-type="float" office:value="747" calcext:value-type="float">
            <text:p>74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table:style-name="ce8" office:value-type="float" office:value="749" calcext:value-type="float">
            <text:p>74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table:style-name="ce8" office:value-type="float" office:value="751" calcext:value-type="float">
            <text:p>75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table:style-name="ce8" office:value-type="float" office:value="753" calcext:value-type="float">
            <text:p>75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table:style-name="ce8" office:value-type="float" office:value="754" calcext:value-type="float">
            <text:p>75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table:style-name="ce8" office:value-type="float" office:value="758" calcext:value-type="float">
            <text:p>75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table:style-name="ce8" office:value-type="float" office:value="763" calcext:value-type="float">
            <text:p>76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1020"/>
        </table:table-row>
        <table:table-row table:style-name="ro2">
          <table:table-cell table:style-name="ce8" office:value-type="float" office:value="766" calcext:value-type="float">
            <text:p>76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1020"/>
        </table:table-row>
        <table:table-row table:style-name="ro2"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1020"/>
        </table:table-row>
        <table:table-row table:style-name="ro2"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1020"/>
        </table:table-row>
        <table:table-row table:style-name="ro2">
          <table:table-cell table:style-name="ce8" office:value-type="float" office:value="769" calcext:value-type="float">
            <text:p>76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table:style-name="ce8" office:value-type="float" office:value="772" calcext:value-type="float">
            <text:p>77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style-name="ce8" office:value-type="float" office:value="783" calcext:value-type="float">
            <text:p>78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style-name="ce8" office:value-type="float" office:value="784" calcext:value-type="float">
            <text:p>78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0"/>
        </table:table-row>
        <table:table-row table:style-name="ro2">
          <table:table-cell table:style-name="ce8" office:value-type="float" office:value="786" calcext:value-type="float">
            <text:p>78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0"/>
        </table:table-row>
        <table:table-row table:style-name="ro2">
          <table:table-cell table:style-name="ce8" office:value-type="float" office:value="787" calcext:value-type="float">
            <text:p>78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0"/>
        </table:table-row>
        <table:table-row table:style-name="ro2">
          <table:table-cell table:style-name="ce8" office:value-type="float" office:value="788" calcext:value-type="float">
            <text:p>78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0"/>
        </table:table-row>
        <table:table-row table:style-name="ro2"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table:style-name="ce8" office:value-type="float" office:value="793" calcext:value-type="float">
            <text:p>79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table:style-name="ce8" office:value-type="float" office:value="794" calcext:value-type="float">
            <text:p>79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table:style-name="ce8" office:value-type="float" office:value="796" calcext:value-type="float">
            <text:p>79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44" calcext:value-type="float">
            <text:p>244</text:p>
          </table:table-cell>
          <table:table-cell table:number-columns-repeated="1020"/>
        </table:table-row>
        <table:table-row table:style-name="ro2">
          <table:table-cell table:style-name="ce8" office:value-type="float" office:value="797" calcext:value-type="float">
            <text:p>79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" calcext:value-type="float">
            <text:p>244</text:p>
          </table:table-cell>
          <table:table-cell table:number-columns-repeated="1020"/>
        </table:table-row>
        <table:table-row table:style-name="ro2"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4" calcext:value-type="float">
            <text:p>244</text:p>
          </table:table-cell>
          <table:table-cell table:number-columns-repeated="1020"/>
        </table:table-row>
        <table:table-row table:style-name="ro2"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20"/>
        </table:table-row>
        <table:table-row table:style-name="ro2">
          <table:table-cell table:style-name="ce8" office:value-type="float" office:value="803" calcext:value-type="float">
            <text:p>80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20"/>
        </table:table-row>
        <table:table-row table:style-name="ro2"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20"/>
        </table:table-row>
        <table:table-row table:style-name="ro2">
          <table:table-cell table:style-name="ce8" office:value-type="float" office:value="805" calcext:value-type="float">
            <text:p>8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table:style-name="ce8" office:value-type="float" office:value="808" calcext:value-type="float">
            <text:p>8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table:style-name="ce8" office:value-type="float" office:value="813" calcext:value-type="float">
            <text:p>8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table:style-name="ce8" office:value-type="float" office:value="815" calcext:value-type="float">
            <text:p>8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table:style-name="ce8" office:value-type="float" office:value="817" calcext:value-type="float">
            <text:p>8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style-name="ce8" office:value-type="float" office:value="818" calcext:value-type="float">
            <text:p>8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number-columns-repeated="1020"/>
        </table:table-row>
        <table:table-row table:style-name="ro2">
          <table:table-cell table:style-name="ce8" office:value-type="float" office:value="821" calcext:value-type="float">
            <text:p>8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number-columns-repeated="1020"/>
        </table:table-row>
        <table:table-row table:style-name="ro2">
          <table:table-cell table:style-name="ce8" office:value-type="float" office:value="822" calcext:value-type="float">
            <text:p>82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number-columns-repeated="1020"/>
        </table:table-row>
        <table:table-row table:style-name="ro2">
          <table:table-cell table:style-name="ce8" office:value-type="float" office:value="823" calcext:value-type="float">
            <text:p>8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3" calcext:value-type="float">
            <text:p>253</text:p>
          </table:table-cell>
          <table:table-cell table:number-columns-repeated="1020"/>
        </table:table-row>
        <table:table-row table:style-name="ro2"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3" calcext:value-type="float">
            <text:p>253</text:p>
          </table:table-cell>
          <table:table-cell table:number-columns-repeated="1020"/>
        </table:table-row>
        <table:table-row table:style-name="ro2"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3" calcext:value-type="float">
            <text:p>253</text:p>
          </table:table-cell>
          <table:table-cell table:number-columns-repeated="1020"/>
        </table:table-row>
        <table:table-row table:style-name="ro2"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5" calcext:value-type="float">
            <text:p>255</text:p>
          </table:table-cell>
          <table:table-cell table:number-columns-repeated="1020"/>
        </table:table-row>
        <table:table-row table:style-name="ro2"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5" calcext:value-type="float">
            <text:p>255</text:p>
          </table:table-cell>
          <table:table-cell table:number-columns-repeated="1020"/>
        </table:table-row>
        <table:table-row table:style-name="ro2"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5" calcext:value-type="float">
            <text:p>255</text:p>
          </table:table-cell>
          <table:table-cell table:number-columns-repeated="1020"/>
        </table:table-row>
        <table:table-row table:style-name="ro2">
          <table:table-cell table:style-name="ce8" office:value-type="float" office:value="832" calcext:value-type="float">
            <text:p>8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6" calcext:value-type="float">
            <text:p>256</text:p>
          </table:table-cell>
          <table:table-cell table:number-columns-repeated="1020"/>
        </table:table-row>
        <table:table-row table:style-name="ro2"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6" calcext:value-type="float">
            <text:p>256</text:p>
          </table:table-cell>
          <table:table-cell table:number-columns-repeated="1020"/>
        </table:table-row>
        <table:table-row table:style-name="ro2"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6" calcext:value-type="float">
            <text:p>256</text:p>
          </table:table-cell>
          <table:table-cell table:number-columns-repeated="1020"/>
        </table:table-row>
        <table:table-row table:style-name="ro2"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7" calcext:value-type="float">
            <text:p>257</text:p>
          </table:table-cell>
          <table:table-cell table:number-columns-repeated="1020"/>
        </table:table-row>
        <table:table-row table:style-name="ro2">
          <table:table-cell table:style-name="ce8" office:value-type="float" office:value="836" calcext:value-type="float">
            <text:p>83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7" calcext:value-type="float">
            <text:p>257</text:p>
          </table:table-cell>
          <table:table-cell table:number-columns-repeated="1020"/>
        </table:table-row>
        <table:table-row table:style-name="ro2">
          <table:table-cell table:style-name="ce8" office:value-type="float" office:value="837" calcext:value-type="float">
            <text:p>83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7" calcext:value-type="float">
            <text:p>257</text:p>
          </table:table-cell>
          <table:table-cell table:number-columns-repeated="1020"/>
        </table:table-row>
        <table:table-row table:style-name="ro2"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table:style-name="ce8" office:value-type="float" office:value="839" calcext:value-type="float">
            <text:p>83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table:style-name="ce8" office:value-type="float" office:value="840" calcext:value-type="float">
            <text:p>84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20"/>
        </table:table-row>
        <table:table-row table:style-name="ro2"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20"/>
        </table:table-row>
        <table:table-row table:style-name="ro2"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20"/>
        </table:table-row>
        <table:table-row table:style-name="ro2">
          <table:table-cell table:style-name="ce8" office:value-type="float" office:value="844" calcext:value-type="float">
            <text:p>8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1020"/>
        </table:table-row>
        <table:table-row table:style-name="ro2"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1020"/>
        </table:table-row>
        <table:table-row table:style-name="ro2"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1020"/>
        </table:table-row>
        <table:table-row table:style-name="ro2"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 table:style-name="ce8" office:value-type="float" office:value="849" calcext:value-type="float">
            <text:p>84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1" calcext:value-type="float">
            <text:p>261</text:p>
          </table:table-cell>
          <table:table-cell table:number-columns-repeated="1020"/>
        </table:table-row>
        <table:table-row table:style-name="ro2"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table:style-name="ce8" office:value-type="float" office:value="851" calcext:value-type="float">
            <text:p>85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table:style-name="ce8" office:value-type="float" office:value="852" calcext:value-type="float">
            <text:p>85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20"/>
        </table:table-row>
        <table:table-row table:style-name="ro2">
          <table:table-cell table:style-name="ce8" office:value-type="float" office:value="854" calcext:value-type="float">
            <text:p>85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20"/>
        </table:table-row>
        <table:table-row table:style-name="ro2">
          <table:table-cell table:style-name="ce8" office:value-type="float" office:value="855" calcext:value-type="float">
            <text:p>85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20"/>
        </table:table-row>
        <table:table-row table:style-name="ro2"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 table:style-name="ce8" office:value-type="float" office:value="859" calcext:value-type="float">
            <text:p>85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1020"/>
        </table:table-row>
        <table:table-row table:style-name="ro2"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1020"/>
        </table:table-row>
        <table:table-row table:style-name="ro2">
          <table:table-cell table:style-name="ce8" office:value-type="float" office:value="861" calcext:value-type="float">
            <text:p>86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1020"/>
        </table:table-row>
        <table:table-row table:style-name="ro2">
          <table:table-cell table:style-name="ce8" office:value-type="float" office:value="862" calcext:value-type="float">
            <text:p>86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table:style-name="ce8" office:value-type="float" office:value="863" calcext:value-type="float">
            <text:p>86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7" calcext:value-type="float">
            <text:p>267</text:p>
          </table:table-cell>
          <table:table-cell table:number-columns-repeated="1020"/>
        </table:table-row>
        <table:table-row table:style-name="ro2">
          <table:table-cell table:style-name="ce8" office:value-type="float" office:value="866" calcext:value-type="float">
            <text:p>86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7" calcext:value-type="float">
            <text:p>267</text:p>
          </table:table-cell>
          <table:table-cell table:number-columns-repeated="1020"/>
        </table:table-row>
        <table:table-row table:style-name="ro2"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7" calcext:value-type="float">
            <text:p>267</text:p>
          </table:table-cell>
          <table:table-cell table:number-columns-repeated="1020"/>
        </table:table-row>
        <table:table-row table:style-name="ro2">
          <table:table-cell table:style-name="ce8" office:value-type="float" office:value="868" calcext:value-type="float">
            <text:p>86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table:style-name="ce8" office:value-type="float" office:value="870" calcext:value-type="float">
            <text:p>87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table:style-name="ce8" office:value-type="float" office:value="871" calcext:value-type="float">
            <text:p>87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9" calcext:value-type="float">
            <text:p>269</text:p>
          </table:table-cell>
          <table:table-cell table:number-columns-repeated="1020"/>
        </table:table-row>
        <table:table-row table:style-name="ro2">
          <table:table-cell table:style-name="ce8" office:value-type="float" office:value="872" calcext:value-type="float">
            <text:p>87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9" calcext:value-type="float">
            <text:p>269</text:p>
          </table:table-cell>
          <table:table-cell table:number-columns-repeated="1020"/>
        </table:table-row>
        <table:table-row table:style-name="ro2">
          <table:table-cell table:style-name="ce8" office:value-type="float" office:value="873" calcext:value-type="float">
            <text:p>87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9" calcext:value-type="float">
            <text:p>269</text:p>
          </table:table-cell>
          <table:table-cell table:number-columns-repeated="1020"/>
        </table:table-row>
        <table:table-row table:style-name="ro2"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table:style-name="ce8" office:value-type="float" office:value="876" calcext:value-type="float">
            <text:p>87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table:style-name="ce8" office:value-type="float" office:value="877" calcext:value-type="float">
            <text:p>87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1" calcext:value-type="float">
            <text:p>271</text:p>
          </table:table-cell>
          <table:table-cell table:number-columns-repeated="1020"/>
        </table:table-row>
        <table:table-row table:style-name="ro2">
          <table:table-cell table:style-name="ce8" office:value-type="float" office:value="878" calcext:value-type="float">
            <text:p>87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1" calcext:value-type="float">
            <text:p>271</text:p>
          </table:table-cell>
          <table:table-cell table:number-columns-repeated="1020"/>
        </table:table-row>
        <table:table-row table:style-name="ro2">
          <table:table-cell table:style-name="ce8" office:value-type="float" office:value="879" calcext:value-type="float">
            <text:p>8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1" calcext:value-type="float">
            <text:p>271</text:p>
          </table:table-cell>
          <table:table-cell table:number-columns-repeated="1020"/>
        </table:table-row>
        <table:table-row table:style-name="ro2"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table:style-name="ce8" office:value-type="float" office:value="881" calcext:value-type="float">
            <text:p>88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table:style-name="ce8" office:value-type="float" office:value="882" calcext:value-type="float">
            <text:p>88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table:style-name="ce8" office:value-type="float" office:value="883" calcext:value-type="float">
            <text:p>88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20"/>
        </table:table-row>
        <table:table-row table:style-name="ro2"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20"/>
        </table:table-row>
        <table:table-row table:style-name="ro2"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20"/>
        </table:table-row>
        <table:table-row table:style-name="ro2">
          <table:table-cell table:style-name="ce8" office:value-type="float" office:value="886" calcext:value-type="float">
            <text:p>88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4" calcext:value-type="float">
            <text:p>274</text:p>
          </table:table-cell>
          <table:table-cell table:number-columns-repeated="1020"/>
        </table:table-row>
        <table:table-row table:style-name="ro2">
          <table:table-cell table:style-name="ce8" office:value-type="float" office:value="887" calcext:value-type="float">
            <text:p>88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4" calcext:value-type="float">
            <text:p>274</text:p>
          </table:table-cell>
          <table:table-cell table:number-columns-repeated="1020"/>
        </table:table-row>
        <table:table-row table:style-name="ro2"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4" calcext:value-type="float">
            <text:p>274</text:p>
          </table:table-cell>
          <table:table-cell table:number-columns-repeated="1020"/>
        </table:table-row>
        <table:table-row table:style-name="ro2"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 table:style-name="ce8" office:value-type="float" office:value="890" calcext:value-type="float">
            <text:p>89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 table:style-name="ce8" office:value-type="float" office:value="891" calcext:value-type="float">
            <text:p>89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 table:style-name="ce8" office:value-type="float" office:value="892" calcext:value-type="float">
            <text:p>89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 table:style-name="ce8" office:value-type="float" office:value="893" calcext:value-type="float">
            <text:p>89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 table:style-name="ce8" office:value-type="float" office:value="894" calcext:value-type="float">
            <text:p>89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 table:style-name="ce8" office:value-type="float" office:value="898" calcext:value-type="float">
            <text:p>89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8" calcext:value-type="float">
            <text:p>278</text:p>
          </table:table-cell>
          <table:table-cell table:number-columns-repeated="1020"/>
        </table:table-row>
        <table:table-row table:style-name="ro2"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8" calcext:value-type="float">
            <text:p>278</text:p>
          </table:table-cell>
          <table:table-cell table:number-columns-repeated="1020"/>
        </table:table-row>
        <table:table-row table:style-name="ro2"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8" calcext:value-type="float">
            <text:p>278</text:p>
          </table:table-cell>
          <table:table-cell table:number-columns-repeated="1020"/>
        </table:table-row>
        <table:table-row table:style-name="ro2">
          <table:table-cell table:style-name="ce8" office:value-type="float" office:value="901" calcext:value-type="float">
            <text:p>90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1020"/>
        </table:table-row>
        <table:table-row table:style-name="ro2"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1020"/>
        </table:table-row>
        <table:table-row table:style-name="ro2">
          <table:table-cell table:style-name="ce8" office:value-type="float" office:value="903" calcext:value-type="float">
            <text:p>90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1020"/>
        </table:table-row>
        <table:table-row table:style-name="ro2">
          <table:table-cell table:style-name="ce8" office:value-type="float" office:value="904" calcext:value-type="float">
            <text:p>90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0" calcext:value-type="float">
            <text:p>280</text:p>
          </table:table-cell>
          <table:table-cell table:number-columns-repeated="1020"/>
        </table:table-row>
        <table:table-row table:style-name="ro2"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0" calcext:value-type="float">
            <text:p>280</text:p>
          </table:table-cell>
          <table:table-cell table:number-columns-repeated="1020"/>
        </table:table-row>
        <table:table-row table:style-name="ro2">
          <table:table-cell table:style-name="ce8" office:value-type="float" office:value="906" calcext:value-type="float">
            <text:p>90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0" calcext:value-type="float">
            <text:p>280</text:p>
          </table:table-cell>
          <table:table-cell table:number-columns-repeated="1020"/>
        </table:table-row>
        <table:table-row table:style-name="ro2">
          <table:table-cell table:style-name="ce8" office:value-type="float" office:value="907" calcext:value-type="float">
            <text:p>90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1" calcext:value-type="float">
            <text:p>281</text:p>
          </table:table-cell>
          <table:table-cell table:number-columns-repeated="1020"/>
        </table:table-row>
        <table:table-row table:style-name="ro2"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1" calcext:value-type="float">
            <text:p>281</text:p>
          </table:table-cell>
          <table:table-cell table:number-columns-repeated="1020"/>
        </table:table-row>
        <table:table-row table:style-name="ro2"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1" calcext:value-type="float">
            <text:p>281</text:p>
          </table:table-cell>
          <table:table-cell table:number-columns-repeated="1020"/>
        </table:table-row>
        <table:table-row table:style-name="ro2">
          <table:table-cell table:style-name="ce8" office:value-type="float" office:value="910" calcext:value-type="float">
            <text:p>9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table:style-name="ce8" office:value-type="float" office:value="911" calcext:value-type="float">
            <text:p>9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table:style-name="ce8" office:value-type="float" office:value="913" calcext:value-type="float">
            <text:p>9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3" calcext:value-type="float">
            <text:p>283</text:p>
          </table:table-cell>
          <table:table-cell table:number-columns-repeated="1020"/>
        </table:table-row>
        <table:table-row table:style-name="ro2"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3" calcext:value-type="float">
            <text:p>283</text:p>
          </table:table-cell>
          <table:table-cell table:number-columns-repeated="1020"/>
        </table:table-row>
        <table:table-row table:style-name="ro2">
          <table:table-cell table:style-name="ce8" office:value-type="float" office:value="915" calcext:value-type="float">
            <text:p>9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3" calcext:value-type="float">
            <text:p>283</text:p>
          </table:table-cell>
          <table:table-cell table:number-columns-repeated="1020"/>
        </table:table-row>
        <table:table-row table:style-name="ro2">
          <table:table-cell table:style-name="ce8" office:value-type="float" office:value="916" calcext:value-type="float">
            <text:p>9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20"/>
        </table:table-row>
        <table:table-row table:style-name="ro2">
          <table:table-cell table:style-name="ce8" office:value-type="float" office:value="917" calcext:value-type="float">
            <text:p>9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20"/>
        </table:table-row>
        <table:table-row table:style-name="ro2"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20"/>
        </table:table-row>
        <table:table-row table:style-name="ro2">
          <table:table-cell table:style-name="ce8" office:value-type="float" office:value="919" calcext:value-type="float">
            <text:p>91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5" calcext:value-type="float">
            <text:p>285</text:p>
          </table:table-cell>
          <table:table-cell table:number-columns-repeated="1020"/>
        </table:table-row>
        <table:table-row table:style-name="ro2">
          <table:table-cell table:style-name="ce8" office:value-type="float" office:value="920" calcext:value-type="float">
            <text:p>92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5" calcext:value-type="float">
            <text:p>285</text:p>
          </table:table-cell>
          <table:table-cell table:number-columns-repeated="1020"/>
        </table:table-row>
        <table:table-row table:style-name="ro2">
          <table:table-cell table:style-name="ce8" office:value-type="float" office:value="921" calcext:value-type="float">
            <text:p>92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5" calcext:value-type="float">
            <text:p>285</text:p>
          </table:table-cell>
          <table:table-cell table:number-columns-repeated="1020"/>
        </table:table-row>
        <table:table-row table:style-name="ro2">
          <table:table-cell table:style-name="ce8" office:value-type="float" office:value="922" calcext:value-type="float">
            <text:p>9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6" calcext:value-type="float">
            <text:p>286</text:p>
          </table:table-cell>
          <table:table-cell table:number-columns-repeated="1020"/>
        </table:table-row>
        <table:table-row table:style-name="ro2">
          <table:table-cell table:style-name="ce8" office:value-type="float" office:value="923" calcext:value-type="float">
            <text:p>92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6" calcext:value-type="float">
            <text:p>286</text:p>
          </table:table-cell>
          <table:table-cell table:number-columns-repeated="1020"/>
        </table:table-row>
        <table:table-row table:style-name="ro2">
          <table:table-cell table:style-name="ce8" office:value-type="float" office:value="924" calcext:value-type="float">
            <text:p>9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6" calcext:value-type="float">
            <text:p>286</text:p>
          </table:table-cell>
          <table:table-cell table:number-columns-repeated="1020"/>
        </table:table-row>
        <table:table-row table:style-name="ro3" table:number-rows-repeated="10476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culty_member" table:style-name="ta14">
        <office:forms form:automatic-focus="false" form:apply-design-mode="false"/>
        <table:table-column table:style-name="co6" table:default-cell-style-name="ce5"/>
        <table:table-column table:style-name="co38" table:default-cell-style-name="ce5"/>
        <table:table-column table:style-name="co39" table:default-cell-style-name="ce5"/>
        <table:table-column table:style-name="co8" table:number-columns-repeated="1021" table:default-cell-style-name="ce5"/>
        <table:table-row table:style-name="ro2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partment_id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UT előadástartó 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UT előadástartó 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UT gyakorlattartó 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UT gyakorlattartó 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UT gyakorlattartó 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UT gyakorlattartó 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AUT gyakorlattartó 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AUT gyakorlattartó 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UT gyakorlattartó 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UT gyakorlattartó 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AUT gyakorlattartó 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AUT gyakorlattartó 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AUT labortartó 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UT labortartó 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UT labortartó 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AUT labortartó 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AUT labortartó 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AUT labortartó 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AUT labortartó 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AUT labortartó 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AUT labortartó 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UT labortartó 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TT előadástartó 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ETT előadástartó 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ETT gyakorlattartó 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ETT gyakorlattartó 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TT gyakorlattartó 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ETT gyakorlattartó 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ETT gyakorlattartó 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TT gyakorlattartó 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ETT gyakorlattartó 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ETT gyakorlattartó 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ETT gyakorlattartó 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ETT gyakorlattartó 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ETT labortartó 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TT labortartó 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ETT labortartó 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TT labortartó 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ETT labortartó 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ETT labortartó 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TT labortartó 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ETT labortartó 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ETT labortartó 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TT labortartó 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EET előadástartó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EET előadástartó 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EET gyakorlattartó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EET gyakorlattartó 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EET gyakorlattartó 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ET gyakorlattartó 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EET gyakorlattartó 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EET gyakorlattartó 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ET gyakorlattartó 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EET gyakorlattartó 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EET gyakorlattartó 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EET gyakorlattartó 1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EET labortartó 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EET labortartó 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EET labortartó 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EET labortartó 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EET labortartó 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EET labortartó 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EET labortartó 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EET labortartó 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ET labortartó 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EET labortartó 1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HIT előadástartó 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HIT előadástartó 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HIT gyakorlattartó 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HIT gyakorlattartó 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HIT gyakorlattartó 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HIT gyakorlattartó 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HIT gyakorlattartó 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HIT gyakorlattartó 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HIT gyakorlattartó 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HIT gyakorlattartó 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HIT gyakorlattartó 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HIT gyakorlattartó 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HIT labortartó 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HIT labortartó 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HIT labortartó 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HIT labortartó 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HIT labortartó 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HIT labortartó 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HIT labortartó 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HIT labortartó 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HIT labortartó 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HIT labortartó 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IIT előadástartó 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IIT előadástartó 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IIT gyakorlattartó 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IIT gyakorlattartó 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IIT gyakorlattartó 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IIT gyakorlattartó 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IIT gyakorlattartó 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IIT gyakorlattartó 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IIT gyakorlattartó 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IIT gyakorlattartó 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IIT gyakorlattartó 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IIT gyakorlattartó 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IIT labortartó 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IIT labortartó 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IIT labortartó 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IIT labortartó 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8" office:value-type="string" calcext:value-type="string">
            <text:p>IIT labortartó 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IIT labortartó 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IIT labortartó 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IIT labortartó 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IIT labortartó 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IIT labortartó 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string" calcext:value-type="string">
            <text:p>MIT előadástartó 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MIT előadástartó 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MIT gyakorlattartó 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MIT gyakorlattartó 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8" office:value-type="string" calcext:value-type="string">
            <text:p>MIT gyakorlattartó 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MIT gyakorlattartó 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MIT gyakorlattartó 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MIT gyakorlattartó 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8" office:value-type="string" calcext:value-type="string">
            <text:p>MIT gyakorlattartó 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MIT gyakorlattartó 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8" office:value-type="string" calcext:value-type="string">
            <text:p>MIT gyakorlattartó 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MIT gyakorlattartó 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MIT labortartó 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MIT labortartó 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MIT labortartó 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MIT labortartó 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table:style-name="ce8" office:value-type="string" calcext:value-type="string">
            <text:p>MIT labortartó 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MIT labortartó 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style-name="ce8" office:value-type="string" calcext:value-type="string">
            <text:p>MIT labortartó 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MIT labortartó 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table:style-name="ce8" office:value-type="string" calcext:value-type="string">
            <text:p>MIT labortartó 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table:style-name="ce8" office:value-type="string" calcext:value-type="string">
            <text:p>MIT labortartó 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SZIT előadástartó 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SZIT előadástartó 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style-name="ce8" office:value-type="string" calcext:value-type="string">
            <text:p>SZIT gyakorlattartó 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SZIT gyakorlattartó 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style-name="ce8" office:value-type="string" calcext:value-type="string">
            <text:p>SZIT gyakorlattartó 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SZIT gyakorlattartó 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SZIT gyakorlattartó 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SZIT gyakorlattartó 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8" office:value-type="string" calcext:value-type="string">
            <text:p>SZIT gyakorlattartó 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SZIT gyakorlattartó 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style-name="ce8" office:value-type="string" calcext:value-type="string">
            <text:p>SZIT gyakorlattartó 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8" office:value-type="string" calcext:value-type="string">
            <text:p>SZIT gyakorlattartó 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style-name="ce8" office:value-type="string" calcext:value-type="string">
            <text:p>SZIT labortartó 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SZIT labortartó 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7" calcext:value-type="float">
            <text:p>147</text:p>
          </table:table-cell>
          <table:table-cell table:style-name="ce8" office:value-type="string" calcext:value-type="string">
            <text:p>SZIT labortartó 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8" office:value-type="string" calcext:value-type="string">
            <text:p>SZIT labortartó 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8" office:value-type="string" calcext:value-type="string">
            <text:p>SZIT labortartó 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SZIT labortartó 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1" calcext:value-type="float">
            <text:p>151</text:p>
          </table:table-cell>
          <table:table-cell table:style-name="ce8" office:value-type="string" calcext:value-type="string">
            <text:p>SZIT labortartó 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2" calcext:value-type="float">
            <text:p>152</text:p>
          </table:table-cell>
          <table:table-cell table:style-name="ce8" office:value-type="string" calcext:value-type="string">
            <text:p>SZIT labortartó 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3" calcext:value-type="float">
            <text:p>153</text:p>
          </table:table-cell>
          <table:table-cell table:style-name="ce8" office:value-type="string" calcext:value-type="string">
            <text:p>SZIT labortartó 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4" calcext:value-type="float">
            <text:p>154</text:p>
          </table:table-cell>
          <table:table-cell table:style-name="ce8" office:value-type="string" calcext:value-type="string">
            <text:p>SZIT labortartó 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8" office:value-type="float" office:value="155" calcext:value-type="float">
            <text:p>155</text:p>
          </table:table-cell>
          <table:table-cell table:style-name="ce8" office:value-type="string" calcext:value-type="string">
            <text:p>HVT előadástartó 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56" calcext:value-type="float">
            <text:p>156</text:p>
          </table:table-cell>
          <table:table-cell table:style-name="ce8" office:value-type="string" calcext:value-type="string">
            <text:p>HVT előadástartó 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57" calcext:value-type="float">
            <text:p>157</text:p>
          </table:table-cell>
          <table:table-cell table:style-name="ce8" office:value-type="string" calcext:value-type="string">
            <text:p>HVT gyakorlattartó 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58" calcext:value-type="float">
            <text:p>158</text:p>
          </table:table-cell>
          <table:table-cell table:style-name="ce8" office:value-type="string" calcext:value-type="string">
            <text:p>HVT gyakorlattartó 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HVT gyakorlattartó 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HVT gyakorlattartó 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HVT gyakorlattartó 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HVT gyakorlattartó 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3" calcext:value-type="float">
            <text:p>163</text:p>
          </table:table-cell>
          <table:table-cell table:style-name="ce8" office:value-type="string" calcext:value-type="string">
            <text:p>HVT gyakorlattartó 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HVT gyakorlattartó 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5" calcext:value-type="float">
            <text:p>165</text:p>
          </table:table-cell>
          <table:table-cell table:style-name="ce8" office:value-type="string" calcext:value-type="string">
            <text:p>HVT gyakorlattartó 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6" calcext:value-type="float">
            <text:p>166</text:p>
          </table:table-cell>
          <table:table-cell table:style-name="ce8" office:value-type="string" calcext:value-type="string">
            <text:p>HVT gyakorlattartó 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7" calcext:value-type="float">
            <text:p>167</text:p>
          </table:table-cell>
          <table:table-cell table:style-name="ce8" office:value-type="string" calcext:value-type="string">
            <text:p>HVT labortartó 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8" calcext:value-type="float">
            <text:p>168</text:p>
          </table:table-cell>
          <table:table-cell table:style-name="ce8" office:value-type="string" calcext:value-type="string">
            <text:p>HVT labortartó 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HVT labortartó 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0" calcext:value-type="float">
            <text:p>170</text:p>
          </table:table-cell>
          <table:table-cell table:style-name="ce8" office:value-type="string" calcext:value-type="string">
            <text:p>HVT labortartó 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1" calcext:value-type="float">
            <text:p>171</text:p>
          </table:table-cell>
          <table:table-cell table:style-name="ce8" office:value-type="string" calcext:value-type="string">
            <text:p>HVT labortartó 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2" calcext:value-type="float">
            <text:p>172</text:p>
          </table:table-cell>
          <table:table-cell table:style-name="ce8" office:value-type="string" calcext:value-type="string">
            <text:p>HVT labortartó 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style-name="ce8" office:value-type="string" calcext:value-type="string">
            <text:p>HVT labortartó 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4" calcext:value-type="float">
            <text:p>174</text:p>
          </table:table-cell>
          <table:table-cell table:style-name="ce8" office:value-type="string" calcext:value-type="string">
            <text:p>HVT labortartó 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style-name="ce8" office:value-type="string" calcext:value-type="string">
            <text:p>HVT labortartó 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6" calcext:value-type="float">
            <text:p>176</text:p>
          </table:table-cell>
          <table:table-cell table:style-name="ce8" office:value-type="string" calcext:value-type="string">
            <text:p>HVT labortartó 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8" office:value-type="float" office:value="177" calcext:value-type="float">
            <text:p>177</text:p>
          </table:table-cell>
          <table:table-cell table:style-name="ce8" office:value-type="string" calcext:value-type="string">
            <text:p>TMIT előadástartó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78" calcext:value-type="float">
            <text:p>178</text:p>
          </table:table-cell>
          <table:table-cell table:style-name="ce8" office:value-type="string" calcext:value-type="string">
            <text:p>TMIT előadástartó 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79" calcext:value-type="float">
            <text:p>179</text:p>
          </table:table-cell>
          <table:table-cell table:style-name="ce8" office:value-type="string" calcext:value-type="string">
            <text:p>TMIT gyakorlattartó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TMIT gyakorlattartó 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1" calcext:value-type="float">
            <text:p>181</text:p>
          </table:table-cell>
          <table:table-cell table:style-name="ce8" office:value-type="string" calcext:value-type="string">
            <text:p>TMIT gyakorlattartó 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2" calcext:value-type="float">
            <text:p>182</text:p>
          </table:table-cell>
          <table:table-cell table:style-name="ce8" office:value-type="string" calcext:value-type="string">
            <text:p>TMIT gyakorlattartó 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style-name="ce8" office:value-type="string" calcext:value-type="string">
            <text:p>TMIT gyakorlattartó 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4" calcext:value-type="float">
            <text:p>184</text:p>
          </table:table-cell>
          <table:table-cell table:style-name="ce8" office:value-type="string" calcext:value-type="string">
            <text:p>TMIT gyakorlattartó 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5" calcext:value-type="float">
            <text:p>185</text:p>
          </table:table-cell>
          <table:table-cell table:style-name="ce8" office:value-type="string" calcext:value-type="string">
            <text:p>TMIT gyakorlattartó 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6" calcext:value-type="float">
            <text:p>186</text:p>
          </table:table-cell>
          <table:table-cell table:style-name="ce8" office:value-type="string" calcext:value-type="string">
            <text:p>TMIT gyakorlattartó 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style-name="ce8" office:value-type="string" calcext:value-type="string">
            <text:p>TMIT gyakorlattartó 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8" calcext:value-type="float">
            <text:p>188</text:p>
          </table:table-cell>
          <table:table-cell table:style-name="ce8" office:value-type="string" calcext:value-type="string">
            <text:p>TMIT gyakorlattartó 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89" calcext:value-type="float">
            <text:p>189</text:p>
          </table:table-cell>
          <table:table-cell table:style-name="ce8" office:value-type="string" calcext:value-type="string">
            <text:p>TMIT labortartó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0" calcext:value-type="float">
            <text:p>190</text:p>
          </table:table-cell>
          <table:table-cell table:style-name="ce8" office:value-type="string" calcext:value-type="string">
            <text:p>TMIT labortartó 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1" calcext:value-type="float">
            <text:p>191</text:p>
          </table:table-cell>
          <table:table-cell table:style-name="ce8" office:value-type="string" calcext:value-type="string">
            <text:p>TMIT labortartó 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2" calcext:value-type="float">
            <text:p>192</text:p>
          </table:table-cell>
          <table:table-cell table:style-name="ce8" office:value-type="string" calcext:value-type="string">
            <text:p>TMIT labortartó 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style-name="ce8" office:value-type="string" calcext:value-type="string">
            <text:p>TMIT labortartó 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TMIT labortartó 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5" calcext:value-type="float">
            <text:p>195</text:p>
          </table:table-cell>
          <table:table-cell table:style-name="ce8" office:value-type="string" calcext:value-type="string">
            <text:p>TMIT labortartó 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string" calcext:value-type="string">
            <text:p>TMIT labortartó 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7" calcext:value-type="float">
            <text:p>197</text:p>
          </table:table-cell>
          <table:table-cell table:style-name="ce8" office:value-type="string" calcext:value-type="string">
            <text:p>TMIT labortartó 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8" calcext:value-type="float">
            <text:p>198</text:p>
          </table:table-cell>
          <table:table-cell table:style-name="ce8" office:value-type="string" calcext:value-type="string">
            <text:p>TMIT labortartó 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8" office:value-type="float" office:value="199" calcext:value-type="float">
            <text:p>199</text:p>
          </table:table-cell>
          <table:table-cell table:style-name="ce8" office:value-type="string" calcext:value-type="string">
            <text:p>VET előadástartó 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VET előadástartó 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VET gyakorlattartó 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2" calcext:value-type="float">
            <text:p>202</text:p>
          </table:table-cell>
          <table:table-cell table:style-name="ce8" office:value-type="string" calcext:value-type="string">
            <text:p>VET gyakorlattartó 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3" calcext:value-type="float">
            <text:p>203</text:p>
          </table:table-cell>
          <table:table-cell table:style-name="ce8" office:value-type="string" calcext:value-type="string">
            <text:p>VET gyakorlattartó 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4" calcext:value-type="float">
            <text:p>204</text:p>
          </table:table-cell>
          <table:table-cell table:style-name="ce8" office:value-type="string" calcext:value-type="string">
            <text:p>VET gyakorlattartó 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5" calcext:value-type="float">
            <text:p>205</text:p>
          </table:table-cell>
          <table:table-cell table:style-name="ce8" office:value-type="string" calcext:value-type="string">
            <text:p>VET gyakorlattartó 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6" calcext:value-type="float">
            <text:p>206</text:p>
          </table:table-cell>
          <table:table-cell table:style-name="ce8" office:value-type="string" calcext:value-type="string">
            <text:p>VET gyakorlattartó 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7" calcext:value-type="float">
            <text:p>207</text:p>
          </table:table-cell>
          <table:table-cell table:style-name="ce8" office:value-type="string" calcext:value-type="string">
            <text:p>VET gyakorlattartó 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8" calcext:value-type="float">
            <text:p>208</text:p>
          </table:table-cell>
          <table:table-cell table:style-name="ce8" office:value-type="string" calcext:value-type="string">
            <text:p>VET gyakorlattartó 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09" calcext:value-type="float">
            <text:p>209</text:p>
          </table:table-cell>
          <table:table-cell table:style-name="ce8" office:value-type="string" calcext:value-type="string">
            <text:p>VET gyakorlattartó 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0" calcext:value-type="float">
            <text:p>210</text:p>
          </table:table-cell>
          <table:table-cell table:style-name="ce8" office:value-type="string" calcext:value-type="string">
            <text:p>VET gyakorlattartó 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style-name="ce8" office:value-type="string" calcext:value-type="string">
            <text:p>VET labortartó 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2" calcext:value-type="float">
            <text:p>212</text:p>
          </table:table-cell>
          <table:table-cell table:style-name="ce8" office:value-type="string" calcext:value-type="string">
            <text:p>VET labortartó 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3" calcext:value-type="float">
            <text:p>213</text:p>
          </table:table-cell>
          <table:table-cell table:style-name="ce8" office:value-type="string" calcext:value-type="string">
            <text:p>VET labortartó 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4" calcext:value-type="float">
            <text:p>214</text:p>
          </table:table-cell>
          <table:table-cell table:style-name="ce8" office:value-type="string" calcext:value-type="string">
            <text:p>VET labortartó 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5" calcext:value-type="float">
            <text:p>215</text:p>
          </table:table-cell>
          <table:table-cell table:style-name="ce8" office:value-type="string" calcext:value-type="string">
            <text:p>VET labortartó 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6" calcext:value-type="float">
            <text:p>216</text:p>
          </table:table-cell>
          <table:table-cell table:style-name="ce8" office:value-type="string" calcext:value-type="string">
            <text:p>VET labortartó 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7" calcext:value-type="float">
            <text:p>217</text:p>
          </table:table-cell>
          <table:table-cell table:style-name="ce8" office:value-type="string" calcext:value-type="string">
            <text:p>VET labortartó 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style-name="ce8" office:value-type="string" calcext:value-type="string">
            <text:p>VET labortartó 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style-name="ce8" office:value-type="string" calcext:value-type="string">
            <text:p>VET labortartó 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20" calcext:value-type="float">
            <text:p>220</text:p>
          </table:table-cell>
          <table:table-cell table:style-name="ce8" office:value-type="string" calcext:value-type="string">
            <text:p>VET labortartó 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float" office:value="221" calcext:value-type="float">
            <text:p>221</text:p>
          </table:table-cell>
          <table:table-cell table:style-name="ce8" office:value-type="string" calcext:value-type="string">
            <text:p>BTK előadástartó 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BTK előadástartó 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3" calcext:value-type="float">
            <text:p>223</text:p>
          </table:table-cell>
          <table:table-cell table:style-name="ce8" office:value-type="string" calcext:value-type="string">
            <text:p>BTK gyakorlattartó 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4" calcext:value-type="float">
            <text:p>224</text:p>
          </table:table-cell>
          <table:table-cell table:style-name="ce8" office:value-type="string" calcext:value-type="string">
            <text:p>BTK gyakorlattartó 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style-name="ce8" office:value-type="string" calcext:value-type="string">
            <text:p>BTK gyakorlattartó 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style-name="ce8" office:value-type="string" calcext:value-type="string">
            <text:p>BTK gyakorlattartó 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7" calcext:value-type="float">
            <text:p>227</text:p>
          </table:table-cell>
          <table:table-cell table:style-name="ce8" office:value-type="string" calcext:value-type="string">
            <text:p>BTK gyakorlattartó 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8" calcext:value-type="float">
            <text:p>228</text:p>
          </table:table-cell>
          <table:table-cell table:style-name="ce8" office:value-type="string" calcext:value-type="string">
            <text:p>BTK gyakorlattartó 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29" calcext:value-type="float">
            <text:p>229</text:p>
          </table:table-cell>
          <table:table-cell table:style-name="ce8" office:value-type="string" calcext:value-type="string">
            <text:p>BTK gyakorlattartó 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style-name="ce8" office:value-type="string" calcext:value-type="string">
            <text:p>BTK gyakorlattartó 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style-name="ce8" office:value-type="string" calcext:value-type="string">
            <text:p>BTK gyakorlattartó 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style-name="ce8" office:value-type="string" calcext:value-type="string">
            <text:p>BTK gyakorlattartó 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BTK labortartó 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BTK labortartó 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5" calcext:value-type="float">
            <text:p>235</text:p>
          </table:table-cell>
          <table:table-cell table:style-name="ce8" office:value-type="string" calcext:value-type="string">
            <text:p>BTK labortartó 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6" calcext:value-type="float">
            <text:p>236</text:p>
          </table:table-cell>
          <table:table-cell table:style-name="ce8" office:value-type="string" calcext:value-type="string">
            <text:p>BTK labortartó 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7" calcext:value-type="float">
            <text:p>237</text:p>
          </table:table-cell>
          <table:table-cell table:style-name="ce8" office:value-type="string" calcext:value-type="string">
            <text:p>BTK labortartó 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style-name="ce8" office:value-type="string" calcext:value-type="string">
            <text:p>BTK labortartó 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39" calcext:value-type="float">
            <text:p>239</text:p>
          </table:table-cell>
          <table:table-cell table:style-name="ce8" office:value-type="string" calcext:value-type="string">
            <text:p>BTK labortartó 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BTK labortartó 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41" calcext:value-type="float">
            <text:p>241</text:p>
          </table:table-cell>
          <table:table-cell table:style-name="ce8" office:value-type="string" calcext:value-type="string">
            <text:p>BTK labortartó 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42" calcext:value-type="float">
            <text:p>242</text:p>
          </table:table-cell>
          <table:table-cell table:style-name="ce8" office:value-type="string" calcext:value-type="string">
            <text:p>BTK labortartó 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8" office:value-type="float" office:value="243" calcext:value-type="float">
            <text:p>243</text:p>
          </table:table-cell>
          <table:table-cell table:style-name="ce8" office:value-type="string" calcext:value-type="string">
            <text:p>MAT előadástartó 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4" calcext:value-type="float">
            <text:p>244</text:p>
          </table:table-cell>
          <table:table-cell table:style-name="ce8" office:value-type="string" calcext:value-type="string">
            <text:p>MAT előadástartó 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8" office:value-type="string" calcext:value-type="string">
            <text:p>MAT gyakorlattartó 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6" calcext:value-type="float">
            <text:p>246</text:p>
          </table:table-cell>
          <table:table-cell table:style-name="ce8" office:value-type="string" calcext:value-type="string">
            <text:p>MAT gyakorlattartó 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7" calcext:value-type="float">
            <text:p>247</text:p>
          </table:table-cell>
          <table:table-cell table:style-name="ce8" office:value-type="string" calcext:value-type="string">
            <text:p>MAT gyakorlattartó 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8" calcext:value-type="float">
            <text:p>248</text:p>
          </table:table-cell>
          <table:table-cell table:style-name="ce8" office:value-type="string" calcext:value-type="string">
            <text:p>MAT gyakorlattartó 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49" calcext:value-type="float">
            <text:p>249</text:p>
          </table:table-cell>
          <table:table-cell table:style-name="ce8" office:value-type="string" calcext:value-type="string">
            <text:p>MAT gyakorlattartó 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MAT gyakorlattartó 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1" calcext:value-type="float">
            <text:p>251</text:p>
          </table:table-cell>
          <table:table-cell table:style-name="ce8" office:value-type="string" calcext:value-type="string">
            <text:p>MAT gyakorlattartó 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2" calcext:value-type="float">
            <text:p>252</text:p>
          </table:table-cell>
          <table:table-cell table:style-name="ce8" office:value-type="string" calcext:value-type="string">
            <text:p>MAT gyakorlattartó 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style-name="ce8" office:value-type="string" calcext:value-type="string">
            <text:p>MAT gyakorlattartó 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4" calcext:value-type="float">
            <text:p>254</text:p>
          </table:table-cell>
          <table:table-cell table:style-name="ce8" office:value-type="string" calcext:value-type="string">
            <text:p>MAT gyakorlattartó 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MAT labortartó 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MAT labortartó 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7" calcext:value-type="float">
            <text:p>257</text:p>
          </table:table-cell>
          <table:table-cell table:style-name="ce8" office:value-type="string" calcext:value-type="string">
            <text:p>MAT labortartó 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8" calcext:value-type="float">
            <text:p>258</text:p>
          </table:table-cell>
          <table:table-cell table:style-name="ce8" office:value-type="string" calcext:value-type="string">
            <text:p>MAT labortartó 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59" calcext:value-type="float">
            <text:p>259</text:p>
          </table:table-cell>
          <table:table-cell table:style-name="ce8" office:value-type="string" calcext:value-type="string">
            <text:p>MAT labortartó 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0" calcext:value-type="float">
            <text:p>260</text:p>
          </table:table-cell>
          <table:table-cell table:style-name="ce8" office:value-type="string" calcext:value-type="string">
            <text:p>MAT labortartó 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1" calcext:value-type="float">
            <text:p>261</text:p>
          </table:table-cell>
          <table:table-cell table:style-name="ce8" office:value-type="string" calcext:value-type="string">
            <text:p>MAT labortartó 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2" calcext:value-type="float">
            <text:p>262</text:p>
          </table:table-cell>
          <table:table-cell table:style-name="ce8" office:value-type="string" calcext:value-type="string">
            <text:p>MAT labortartó 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3" calcext:value-type="float">
            <text:p>263</text:p>
          </table:table-cell>
          <table:table-cell table:style-name="ce8" office:value-type="string" calcext:value-type="string">
            <text:p>MAT labortartó 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4" calcext:value-type="float">
            <text:p>264</text:p>
          </table:table-cell>
          <table:table-cell table:style-name="ce8" office:value-type="string" calcext:value-type="string">
            <text:p>MAT labortartó 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8" office:value-type="float" office:value="265" calcext:value-type="float">
            <text:p>265</text:p>
          </table:table-cell>
          <table:table-cell table:style-name="ce8" office:value-type="string" calcext:value-type="string">
            <text:p>FIZ előadástartó 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66" calcext:value-type="float">
            <text:p>266</text:p>
          </table:table-cell>
          <table:table-cell table:style-name="ce8" office:value-type="string" calcext:value-type="string">
            <text:p>FIZ előadástartó 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67" calcext:value-type="float">
            <text:p>267</text:p>
          </table:table-cell>
          <table:table-cell table:style-name="ce8" office:value-type="string" calcext:value-type="string">
            <text:p>FIZ gyakorlattartó 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68" calcext:value-type="float">
            <text:p>268</text:p>
          </table:table-cell>
          <table:table-cell table:style-name="ce8" office:value-type="string" calcext:value-type="string">
            <text:p>FIZ gyakorlattartó 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69" calcext:value-type="float">
            <text:p>269</text:p>
          </table:table-cell>
          <table:table-cell table:style-name="ce8" office:value-type="string" calcext:value-type="string">
            <text:p>FIZ gyakorlattartó 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0" calcext:value-type="float">
            <text:p>270</text:p>
          </table:table-cell>
          <table:table-cell table:style-name="ce8" office:value-type="string" calcext:value-type="string">
            <text:p>FIZ gyakorlattartó 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1" calcext:value-type="float">
            <text:p>271</text:p>
          </table:table-cell>
          <table:table-cell table:style-name="ce8" office:value-type="string" calcext:value-type="string">
            <text:p>FIZ gyakorlattartó 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2" calcext:value-type="float">
            <text:p>272</text:p>
          </table:table-cell>
          <table:table-cell table:style-name="ce8" office:value-type="string" calcext:value-type="string">
            <text:p>FIZ gyakorlattartó 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3" calcext:value-type="float">
            <text:p>273</text:p>
          </table:table-cell>
          <table:table-cell table:style-name="ce8" office:value-type="string" calcext:value-type="string">
            <text:p>FIZ gyakorlattartó 7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4" calcext:value-type="float">
            <text:p>274</text:p>
          </table:table-cell>
          <table:table-cell table:style-name="ce8" office:value-type="string" calcext:value-type="string">
            <text:p>FIZ gyakorlattartó 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5" calcext:value-type="float">
            <text:p>275</text:p>
          </table:table-cell>
          <table:table-cell table:style-name="ce8" office:value-type="string" calcext:value-type="string">
            <text:p>FIZ gyakorlattartó 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6" calcext:value-type="float">
            <text:p>276</text:p>
          </table:table-cell>
          <table:table-cell table:style-name="ce8" office:value-type="string" calcext:value-type="string">
            <text:p>FIZ gyakorlattartó 1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7" calcext:value-type="float">
            <text:p>277</text:p>
          </table:table-cell>
          <table:table-cell table:style-name="ce8" office:value-type="string" calcext:value-type="string">
            <text:p>FIZ labortartó 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8" calcext:value-type="float">
            <text:p>278</text:p>
          </table:table-cell>
          <table:table-cell table:style-name="ce8" office:value-type="string" calcext:value-type="string">
            <text:p>FIZ labortartó 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79" calcext:value-type="float">
            <text:p>279</text:p>
          </table:table-cell>
          <table:table-cell table:style-name="ce8" office:value-type="string" calcext:value-type="string">
            <text:p>FIZ labortartó 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0" calcext:value-type="float">
            <text:p>280</text:p>
          </table:table-cell>
          <table:table-cell table:style-name="ce8" office:value-type="string" calcext:value-type="string">
            <text:p>FIZ labortartó 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1" calcext:value-type="float">
            <text:p>281</text:p>
          </table:table-cell>
          <table:table-cell table:style-name="ce8" office:value-type="string" calcext:value-type="string">
            <text:p>FIZ labortartó 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2" calcext:value-type="float">
            <text:p>282</text:p>
          </table:table-cell>
          <table:table-cell table:style-name="ce8" office:value-type="string" calcext:value-type="string">
            <text:p>FIZ labortartó 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3" calcext:value-type="float">
            <text:p>283</text:p>
          </table:table-cell>
          <table:table-cell table:style-name="ce8" office:value-type="string" calcext:value-type="string">
            <text:p>FIZ labortartó 7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4" calcext:value-type="float">
            <text:p>284</text:p>
          </table:table-cell>
          <table:table-cell table:style-name="ce8" office:value-type="string" calcext:value-type="string">
            <text:p>FIZ labortartó 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5" calcext:value-type="float">
            <text:p>285</text:p>
          </table:table-cell>
          <table:table-cell table:style-name="ce8" office:value-type="string" calcext:value-type="string">
            <text:p>FIZ labortartó 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8" office:value-type="float" office:value="286" calcext:value-type="float">
            <text:p>286</text:p>
          </table:table-cell>
          <table:table-cell table:style-name="ce8" office:value-type="string" calcext:value-type="string">
            <text:p>FIZ labortartó 1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3" table:number-rows-repeated="10482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0:57:31.119227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jor" style:display-name="PageStyle_maj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e" style:display-name="PageStyl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ester_5f_type" style:display-name="PageStyle_semester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ester" style:display-name="PageStyle_seme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" style:display-name="PageStyle_depar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rse" style:display-name="PageStyle_cou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_5f_type" style:display-name="PageStyle_class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_5f_type" style:display-name="PageStyle_room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" style:display-name="PageStyle_ro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" style:display-name="PageStyle_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ulty_5f_member" style:display-name="PageStyle_faculty_m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31T11:17:53.948306433</dc:date>
    <meta:editing-duration>PT9M55S</meta:editing-duration>
    <meta:editing-cycles>30</meta:editing-cycles>
    <meta:document-statistic meta:table-count="14" meta:cell-count="6270" meta:object-count="0"/>
  </office:meta>
</office:document-meta>
</file>